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InfoImpl.createSerializablePropertyInfo( PropertyInfo propertyInfo , IdFactory idFa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ropertyInfoImpl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InfoImpl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InfoImpl.isMultiValu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InfoImpl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pertyInfoImpl.PropertyInfoImpl( Path path , PropertyId id , int type , boolean isMultiValued , QValue [ ]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pertyInfoImpl.PropertyInfoImpl( NodeId parentId , Name name , Path path , PropertyId id , int type , boolean isMultiValued , QValue [ ]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